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5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7cm" fo:min-width="7.25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75cm" fo:min-width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-color="#dddddd"/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5cm" svg:height="3.5cm" svg:x="2.5cm" svg:y="4.25cm">
          <text:p text:style-name="P1">TFT-LCD Panel</text:p>
          <text:p text:style-name="P1">LP101WX1</text:p>
          <text:p text:style-name="P1">1280x800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7.75cm" svg:height="7.25cm" svg:x="2cm" svg:y="9.5cm">
            <text:p text:style-name="P1">PMU</text:p>
            <text:p text:style-name="P1">TPS6586x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2cm" svg:y="9.5cm">
            <text:p text:style-name="P2"><text:span text:style-name="T1">LDO0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4cm" svg:y="9.5cm">
            <text:p text:style-name="P2"><text:span text:style-name="T1">LDO1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6cm" svg:y="9.5cm">
            <text:p text:style-name="P2"><text:span text:style-name="T1">LDO2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2cm" svg:y="10.75cm">
            <text:p text:style-name="P2"><text:span text:style-name="T1">LDO4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2cm" svg:y="12cm">
            <text:p text:style-name="P2"><text:span text:style-name="T1">LDO5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2cm" svg:y="13.25cm">
            <text:p text:style-name="P2"><text:span text:style-name="T1">LDO6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8cm" svg:y="9.5cm">
            <text:p text:style-name="P2"><text:span text:style-name="T1">LDO3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2cm" svg:y="14.5cm">
            <text:p text:style-name="P2"><text:span text:style-name="T1">LDO7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2cm" svg:y="15.75cm">
            <text:p text:style-name="P2"><text:span text:style-name="T1">LDO8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4cm" svg:y="15.75cm">
            <text:p text:style-name="P2"><text:span text:style-name="T1">LDO9</text:span></text:p>
            <text:p text:style-name="P2"><text:span text:style-name="T1">1.25-3.3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6cm" svg:y="15.75cm">
            <text:p text:style-name="P2"><text:span text:style-name="T1">SM0</text:span></text:p>
            <text:p text:style-name="P2"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8cm" svg:y="15.75cm">
            <text:p text:style-name="P2"><text:span text:style-name="T1">SM1</text:span></text:p>
            <text:p text:style-name="P2"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8cm" svg:y="14.5cm">
            <text:p text:style-name="P2"><text:span text:style-name="T1">SM2</text:span></text:p>
            <text:p text:style-name="P2"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8cm" svg:y="13.25cm">
            <text:p text:style-name="P2"><text:span text:style-name="T1">SM3</text:span></text:p>
            <text:p text:style-name="P2"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5cm" svg:height="1cm" svg:x="8cm" svg:y="12cm">
            <text:p text:style-name="P2"><text:span text:style-name="T1">I2C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2T21:17:11.244510970</meta:creation-date>
    <dc:date>2021-01-23T00:38:45.283208301</dc:date>
    <meta:editing-duration>PT2H40M3S</meta:editing-duration>
    <meta:editing-cycles>2</meta:editing-cycles>
    <meta:generator>LibreOffice/7.0.4.2$Linux_X86_64 LibreOffice_project/00$Build-2</meta:generator>
    <meta:document-statistic meta:object-count="18"/>
  </office:meta>
</office:document-meta>
</file>